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size="32pt" fo:language="el" fo:country="GR" officeooo:rsid="00123dc1" officeooo:paragraph-rsid="00123dc1" style:font-size-asian="32pt" style:font-size-complex="32pt"/>
    </style:style>
    <style:style style:name="P2" style:family="paragraph" style:parent-style-name="Standard">
      <style:paragraph-properties fo:text-align="center" style:justify-single-word="false"/>
      <style:text-properties style:font-name="Arial2" fo:font-size="32pt" fo:language="el" fo:country="GR" fo:font-weight="bold" officeooo:rsid="00123dc1" officeooo:paragraph-rsid="00123dc1"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Arial2" fo:font-size="20pt" fo:language="el" fo:country="GR" fo:font-weight="normal" officeooo:rsid="00123dc1" officeooo:paragraph-rsid="00123dc1"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style:font-name="Arial2" fo:font-size="20pt" fo:language="el" fo:country="GR" officeooo:rsid="00152fa2" officeooo:paragraph-rsid="00152fa2" style:font-size-asian="20pt" style:font-size-complex="20pt"/>
    </style:style>
    <style:style style:name="P5" style:family="paragraph" style:parent-style-name="Standard">
      <style:paragraph-properties fo:text-align="justify" style:justify-single-word="false"/>
      <style:text-properties style:font-name="Arial2" fo:font-size="12pt" officeooo:paragraph-rsid="0022c9a3" style:font-size-asian="10.5pt" style:font-size-complex="12pt"/>
    </style:style>
    <style:style style:name="P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in"/>
        </style:tab-stops>
      </style:paragraph-properties>
      <style:text-properties style:font-name="Arial2" fo:font-size="20pt" fo:language="el" fo:country="GR" officeooo:rsid="0019f2fd" officeooo:paragraph-rsid="0019f2fd" style:font-size-asian="20pt" style:font-size-complex="20pt"/>
    </style:style>
    <style:style style:name="P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style:font-name="Arial2" fo:font-size="20pt" fo:language="el" fo:country="GR" officeooo:rsid="0019f2fd" officeooo:paragraph-rsid="0019f2fd" style:font-size-asian="20pt" style:font-size-complex="20pt"/>
    </style:style>
    <style:style style:name="P8" style:family="paragraph" style:parent-style-name="Text_20_body">
      <style:text-properties style:font-name="Arial2"/>
    </style:style>
    <style:style style:name="P9" style:family="paragraph" style:parent-style-name="Text_20_body">
      <style:paragraph-properties fo:text-align="justify" style:justify-single-word="false"/>
      <style:text-properties style:font-name="Arial2" officeooo:rsid="002c7e0a" officeooo:paragraph-rsid="00306bc8"/>
    </style:style>
    <style:style style:name="P10" style:family="paragraph" style:parent-style-name="Text_20_body">
      <style:paragraph-properties fo:text-align="justify" style:justify-single-word="false"/>
      <style:text-properties style:font-name="Arial2" officeooo:rsid="00311ab7" officeooo:paragraph-rsid="00311ab7"/>
    </style:style>
    <style:style style:name="P11" style:family="paragraph" style:parent-style-name="Text_20_body">
      <style:paragraph-properties fo:text-align="justify" style:justify-single-word="false"/>
      <style:text-properties style:font-name="Arial2" officeooo:rsid="0022c9a3" officeooo:paragraph-rsid="0023f689"/>
    </style:style>
    <style:style style:name="P12" style:family="paragraph" style:parent-style-name="Text_20_body">
      <style:paragraph-properties fo:text-align="justify" style:justify-single-word="false"/>
      <style:text-properties style:font-name="Arial2"/>
    </style:style>
    <style:style style:name="P13" style:family="paragraph" style:parent-style-name="Text_20_body">
      <style:paragraph-properties fo:text-align="justify" style:justify-single-word="false"/>
      <style:text-properties style:font-name="Arial2" officeooo:paragraph-rsid="001fee82"/>
    </style:style>
    <style:style style:name="P14" style:family="paragraph" style:parent-style-name="Text_20_body">
      <style:paragraph-properties fo:text-align="justify" style:justify-single-word="false"/>
      <style:text-properties style:font-name="Arial2" fo:font-size="12pt" officeooo:paragraph-rsid="001b2911" style:font-size-asian="10.5pt" style:font-size-complex="12pt"/>
    </style:style>
    <style:style style:name="P15" style:family="paragraph" style:parent-style-name="Text_20_body">
      <style:paragraph-properties fo:text-align="justify" style:justify-single-word="false"/>
      <style:text-properties style:font-name="Arial2" fo:font-size="12pt" officeooo:paragraph-rsid="001cb097" style:font-size-asian="10.5pt" style:font-size-complex="12pt"/>
    </style:style>
    <style:style style:name="P16" style:family="paragraph" style:parent-style-name="Text_20_body">
      <style:paragraph-properties fo:text-align="justify" style:justify-single-word="false"/>
      <style:text-properties style:font-name="Arial2" fo:font-size="12pt" officeooo:rsid="0022c9a3" officeooo:paragraph-rsid="0022c9a3" style:font-size-asian="10.5pt" style:font-size-complex="12pt"/>
    </style:style>
    <style:style style:name="P17" style:family="paragraph" style:parent-style-name="Text_20_body">
      <style:paragraph-properties fo:text-align="justify" style:justify-single-word="false"/>
      <style:text-properties style:font-name="Arial2" officeooo:rsid="001fee82" officeooo:paragraph-rsid="001fee82"/>
    </style:style>
    <style:style style:name="P18" style:family="paragraph" style:parent-style-name="Text_20_body">
      <style:paragraph-properties fo:text-align="justify" style:justify-single-word="false"/>
      <style:text-properties style:font-name="Arial2" officeooo:rsid="00254480" officeooo:paragraph-rsid="00254480"/>
    </style:style>
    <style:style style:name="P19" style:family="paragraph" style:parent-style-name="Text_20_body">
      <style:paragraph-properties fo:text-align="justify" style:justify-single-word="false"/>
      <style:text-properties style:font-name="Arial2" style:text-underline-style="solid" style:text-underline-type="double" style:text-underline-width="auto" style:text-underline-color="font-color" officeooo:rsid="00283220" officeooo:paragraph-rsid="00283220"/>
    </style:style>
    <style:style style:name="P20" style:family="paragraph" style:parent-style-name="Text_20_body">
      <style:paragraph-properties fo:text-align="justify" style:justify-single-word="false"/>
      <style:text-properties style:font-name="Arial2" fo:font-size="12pt" fo:language="el" fo:country="GR" officeooo:paragraph-rsid="001b2911" style:font-size-asian="10.5pt" style:font-size-complex="12pt"/>
    </style:style>
    <style:style style:name="P21" style:family="paragraph" style:parent-style-name="Text_20_body">
      <style:text-properties style:font-name="Arial2" fo:language="el" fo:country="GR"/>
    </style:style>
    <style:style style:name="P22" style:family="paragraph" style:parent-style-name="Text_20_body">
      <style:paragraph-properties fo:text-align="justify" style:justify-single-word="false"/>
      <style:text-properties style:font-name="Arial2" fo:language="el" fo:country="GR" officeooo:rsid="00254480" officeooo:paragraph-rsid="0023f689"/>
    </style:style>
    <style:style style:name="P23" style:family="paragraph" style:parent-style-name="Text_20_body">
      <style:paragraph-properties fo:text-align="justify" style:justify-single-word="false"/>
      <style:text-properties style:font-name="Arial2" fo:language="el" fo:country="GR" style:text-underline-style="none" officeooo:rsid="0028f7e2" officeooo:paragraph-rsid="00283220"/>
    </style:style>
    <style:style style:name="P24" style:family="paragraph" style:parent-style-name="Text_20_body" style:list-style-name="L1">
      <style:paragraph-properties fo:text-align="justify" style:justify-single-word="false"/>
      <style:text-properties style:font-name="Arial2" fo:language="el" fo:country="GR" officeooo:rsid="002e6f6f" officeooo:paragraph-rsid="002e6f6f"/>
    </style:style>
    <style:style style:name="P25" style:family="paragraph" style:parent-style-name="Text_20_body">
      <style:paragraph-properties fo:text-align="justify" style:justify-single-word="false"/>
      <style:text-properties style:font-name="Arial2" fo:language="el" fo:country="GR" officeooo:rsid="0022c9a3" officeooo:paragraph-rsid="0022c9a3"/>
    </style:style>
    <style:style style:name="P26" style:family="paragraph" style:parent-style-name="Text_20_body">
      <style:paragraph-properties fo:text-align="justify" style:justify-single-word="false"/>
      <style:text-properties style:font-name="Arial2" fo:language="el" fo:country="GR" officeooo:rsid="00325832" officeooo:paragraph-rsid="0032afd8"/>
    </style:style>
    <style:style style:name="P27" style:family="paragraph" style:parent-style-name="Text_20_body" style:list-style-name="L1">
      <style:paragraph-properties fo:text-align="justify" style:justify-single-word="false"/>
      <style:text-properties style:font-name="Arial2" officeooo:rsid="002cc690" officeooo:paragraph-rsid="002cc690"/>
    </style:style>
    <style:style style:name="P28" style:family="paragraph" style:parent-style-name="Text_20_body" style:list-style-name="L1">
      <style:paragraph-properties fo:text-align="justify" style:justify-single-word="false"/>
      <style:text-properties style:font-name="Arial2" officeooo:rsid="002e6f6f" officeooo:paragraph-rsid="002e6f6f"/>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Heading_20_1">
      <style:text-properties style:font-name="Arial2" fo:font-size="20pt" fo:language="el" fo:country="GR" style:font-size-asian="20pt" style:font-size-complex="20pt"/>
    </style:style>
    <style:style style:name="P31" style:family="paragraph" style:parent-style-name="Heading_20_2">
      <style:text-properties style:font-name="Arial2"/>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l" fo:country="GR"/>
    </style:style>
    <style:style style:name="T2" style:family="text">
      <style:text-properties fo:language="el" fo:country="GR" officeooo:rsid="002e6f6f"/>
    </style:style>
    <style:style style:name="T3" style:family="text">
      <style:text-properties fo:language="el" fo:country="GR" officeooo:rsid="00306bc8"/>
    </style:style>
    <style:style style:name="T4" style:family="text">
      <style:text-properties fo:language="el" fo:country="GR" officeooo:rsid="00311ab7"/>
    </style:style>
    <style:style style:name="T5" style:family="text">
      <style:text-properties fo:language="el" fo:country="GR" officeooo:rsid="002cc690"/>
    </style:style>
    <style:style style:name="T6" style:family="text">
      <style:text-properties fo:language="el" fo:country="GR" officeooo:rsid="001b2911"/>
    </style:style>
    <style:style style:name="T7" style:family="text">
      <style:text-properties fo:language="el" fo:country="GR" officeooo:rsid="001c1fad"/>
    </style:style>
    <style:style style:name="T8" style:family="text">
      <style:text-properties fo:language="el" fo:country="GR" officeooo:rsid="001cb097"/>
    </style:style>
    <style:style style:name="T9" style:family="text">
      <style:text-properties fo:language="el" fo:country="GR" officeooo:rsid="001dba38"/>
    </style:style>
    <style:style style:name="T10" style:family="text">
      <style:text-properties fo:language="el" fo:country="GR" officeooo:rsid="001f58a5"/>
    </style:style>
    <style:style style:name="T11" style:family="text">
      <style:text-properties fo:language="el" fo:country="GR" officeooo:rsid="0020b69e"/>
    </style:style>
    <style:style style:name="T12" style:family="text">
      <style:text-properties fo:language="el" fo:country="GR" officeooo:rsid="00209560"/>
    </style:style>
    <style:style style:name="T13" style:family="text">
      <style:text-properties fo:language="el" fo:country="GR" fo:font-style="italic" style:font-style-asian="italic" style:font-style-complex="italic"/>
    </style:style>
    <style:style style:name="T14" style:family="text">
      <style:text-properties fo:language="el" fo:country="GR" fo:font-style="italic" officeooo:rsid="0020b69e" style:font-style-asian="italic" style:font-style-complex="italic"/>
    </style:style>
    <style:style style:name="T15" style:family="text">
      <style:text-properties fo:language="el" fo:country="GR" fo:font-style="italic" officeooo:rsid="0020c3da" style:font-style-asian="italic" style:font-style-complex="italic"/>
    </style:style>
    <style:style style:name="T16" style:family="text">
      <style:text-properties fo:language="el" fo:country="GR" officeooo:rsid="0020c3da"/>
    </style:style>
    <style:style style:name="T17" style:family="text">
      <style:text-properties fo:language="el" fo:country="GR" officeooo:rsid="00227ef2"/>
    </style:style>
    <style:style style:name="T18" style:family="text">
      <style:text-properties fo:language="el" fo:country="GR" officeooo:rsid="0023f689"/>
    </style:style>
    <style:style style:name="T19" style:family="text">
      <style:text-properties fo:language="el" fo:country="GR" officeooo:rsid="00254480"/>
    </style:style>
    <style:style style:name="T20" style:family="text">
      <style:text-properties fo:language="el" fo:country="GR" officeooo:rsid="00265c3a"/>
    </style:style>
    <style:style style:name="T21" style:family="text">
      <style:text-properties fo:language="el" fo:country="GR" style:text-underline-style="none"/>
    </style:style>
    <style:style style:name="T22" style:family="text">
      <style:text-properties fo:language="el" fo:country="GR" style:text-underline-style="none" officeooo:rsid="002a8a79"/>
    </style:style>
    <style:style style:name="T23" style:family="text">
      <style:text-properties fo:language="el" fo:country="GR" style:text-underline-style="none" officeooo:rsid="0028f7e2"/>
    </style:style>
    <style:style style:name="T24" style:family="text">
      <style:text-properties fo:language="el" fo:country="GR" style:text-underline-style="none" officeooo:rsid="002add11"/>
    </style:style>
    <style:style style:name="T25" style:family="text">
      <style:text-properties officeooo:rsid="0032930d"/>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ΑΝΑΠΤΥΞΗ ΛΟΓΙΣΜΙΚΟΥ ΓΙΑ ΠΛΗΡΟΦΟΡΙΑΚΑ ΣΥΣΤΗΜΑΤΑ</text:p>
      <text:p text:style-name="P2">ΤΕΛΙΚΗ ΑΝΑΦΟΡΑ</text:p>
      <text:p text:style-name="P2"/>
      <text:p text:style-name="P3">ΤΣΙΑΤΟΥΡΑΣ ΒΑΓΓΕΛΗΣ 1115201200185</text:p>
      <text:p text:style-name="P3">ΣΟΦΡΑΣ ΝΙΚΟΣ 111520120016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Περιεχόμενα</text:p>
          </text:index-title>
          <text:p text:style-name="P29"><text:a xlink:type="simple" xlink:href="#__RefHeading___Toc121_1685980994" text:style-name="Index_20_Link" text:visited-style-name="Index_20_Link">Γενική Περιγραφή<text:tab/>3</text:a></text:p>
          <text:p text:style-name="P32"><text:a xlink:type="simple" xlink:href="#__RefHeading___Toc124_1685980994" text:style-name="Index_20_Link" text:visited-style-name="Index_20_Link">Bloom Filter<text:tab/>3</text:a></text:p>
          <text:p text:style-name="P32"><text:a xlink:type="simple" xlink:href="#__RefHeading___Toc128_1685980994" text:style-name="Index_20_Link" text:visited-style-name="Index_20_Link">Linear Hashing<text:tab/>4</text:a></text:p>
          <text:p text:style-name="P32"><text:a xlink:type="simple" xlink:href="#__RefHeading___Toc130_1685980994" text:style-name="Index_20_Link" text:visited-style-name="Index_20_Link">Top-k Ngrams<text:tab/>4</text:a></text:p>
          <text:p text:style-name="P32"><text:a xlink:type="simple" xlink:href="#__RefHeading___Toc132_1685980994" text:style-name="Index_20_Link" text:visited-style-name="Index_20_Link">Πολυνηματισμός<text:tab/>4</text:a></text:p>
          <text:p text:style-name="P32"><text:a xlink:type="simple" xlink:href="#__RefHeading___Toc134_1685980994" text:style-name="Index_20_Link" text:visited-style-name="Index_20_Link">Static/compress<text:tab/>4</text:a></text:p>
          <text:p text:style-name="P32"><text:a xlink:type="simple" xlink:href="#__RefHeading___Toc136_1685980994" text:style-name="Index_20_Link" text:visited-style-name="Index_20_Link">QueryResults<text:tab/>5</text:a></text:p>
          <text:p text:style-name="P32"><text:a xlink:type="simple" xlink:href="#__RefHeading___Toc483_1989290954" text:style-name="Index_20_Link" text:visited-style-name="Index_20_Link">Versioning<text:tab/>5</text:a></text:p>
        </text:index-body>
      </text:table-of-content>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30" text:outline-level="1"><text:bookmark-start text:name="__RefHeading___Toc121_1685980994"/>Γενική Περιγραφή<text:bookmark-end text:name="__RefHeading___Toc121_1685980994"/></text:h>
      <text:p text:style-name="P20"><text:tab/></text:p>
      <text:p text:style-name="P14"><text:span text:style-name="T6"><text:tab/>Η εφαρμογή υλοποιεί ένα trie, το οποίο διαχειρίζεται ngrams. </text:span><text:span text:style-name="T7">Αρχικά</text:span><text:span text:style-name="T6"> </text:span><text:span text:style-name="T7">τα ngrams εισάγονται στη δομή από το αρχείο init. Στη συνέχεια εφαρμόζονται οι πράξεις Query(Q), Add(A) και Delete(D) από το αρχείο work. Να σημειώθει ότι στα static αρχεία η δομή υποστηρίζει μόνο πράξεις Query. Η εφαρμογή έχει υλοποιηθεί σε βελτιστοποιημένες δομές δεδομένων όπως το Bloom Filter και το Linear Hashing σε πολυνηματικό περιβάλλον.</text:span></text:p>
      <text:p text:style-name="P15"><text:span text:style-name="T7"><text:tab/>Μια σημαντική παραδοχή που λήφθηκε κατά την υλοποίηση της εφαρμογής είναι ότι η κάθε λέξη ενός ngram αποθηκεύεται είτε σε στατικό πίνακα χαρακτήρων μεγέθους </text:span><text:span text:style-name="T8">20, είτε σε δυναμικό πίνακα χαρακτήρων ίσο με το μέγεθος της λέξης. Έτσι οι περισσότερες λέξεις αποθηκεύονται σε διαδοχικές θέσεις πίνακα ώστε να πετυχαίνεται μικρό cache latency χωρίς να γίνεται μεγάλη σπατάλη χώρου.</text:span></text:p>
      <text:h text:style-name="P31" text:outline-level="2"><text:bookmark-start text:name="__RefHeading___Toc124_1685980994"/><text:span text:style-name="T8">B</text:span><text:span text:style-name="T1">loom Filter</text:span><text:bookmark-end text:name="__RefHeading___Toc124_1685980994"/></text:h>
      <text:p text:style-name="P12"><text:span text:style-name="T1"><text:tab/></text:span><text:span text:style-name="T8">Αυτή η δομή χρησιμοποιείται για τ</text:span><text:span text:style-name="T9">ην αποφυγή διπλότυπων αποτελεσμάτων. Είναι μια πιθανοτική δομή που βασίζεται στον κατακερματισμό και είναι ιδιαίτερα αποδοτική από άποψη ταχύτητας και χώρου.</text:span></text:p>
      <text:p text:style-name="P13"><text:span text:style-name="T9"><text:tab/></text:span><text:span text:style-name="T10">Η υλοποίηση αυτής της δομής </text:span><text:span text:style-name="T11">βασίζεται</text:span><text:span text:style-name="T12"> στο</text:span><text:span text:style-name="T11">υς</text:span><text:span text:style-name="T12"> τύπο</text:span><text:span text:style-name="T11">υς</text:span><text:span text:style-name="T12"> </text:span><text:span text:style-name="T10"><draw:frame draw:style-name="fr1" draw:name="Object1" text:anchor-type="as-char" svg:y="-0.3374in" svg:width="1.4701in" svg:height="0.3902in" draw:z-index="0"><draw:object xlink:href="./Object 1" xlink:type="simple" xlink:show="embed" xlink:actuate="onLoad"/><draw:image xlink:href="./ObjectReplacements/Object 1" xlink:type="simple" xlink:show="embed" xlink:actuate="onLoad"/></draw:frame></text:span><text:span text:style-name="T10"> </text:span><text:span text:style-name="T11">και </text:span><text:span text:style-name="T11"><draw:frame draw:style-name="fr1" draw:name="Object2" text:anchor-type="as-char" svg:y="-0.2437in" svg:width="0.9043in" svg:height="0.4283in" draw:z-index="1"><draw:object xlink:href="./Object 2" xlink:type="simple" xlink:show="embed" xlink:actuate="onLoad"/><draw:image xlink:href="./ObjectReplacements/Object 2" xlink:type="simple" xlink:show="embed" xlink:actuate="onLoad"/><svg:desc>formula</svg:desc></draw:frame></text:span><text:span text:style-name="T11">για τον υπολογισμό της πιθανότητας ύπαρξης false positive σε ένα query, όπου </text:span><text:span text:style-name="T14">m</text:span><text:span text:style-name="T11"> είναι το μέγεθος του πίνακα, </text:span><text:span text:style-name="T14">n</text:span><text:span text:style-name="T11"> είναι η αναμενόμενη είσοδος και </text:span><text:span text:style-name="T14">p</text:span><text:span text:style-name="T11"> είναι η πιθανότητα για false positive.</text:span></text:p>
      <text:p text:style-name="P17"><text:span text:style-name="T10"><text:tab/>Χ</text:span><text:span text:style-name="T1">ρησιμοποιούνται 5 συναρτήσεις κατακερματισμού. Για τις 4 πρώτες χρησιμοποιούμε την murmur3 με διαφορετικό seed, ενώ για την 5η χρησιμοποιούμε τη βελτιστοποίηση Kirsch-Mitzenmacher με τις τιμές της 1ης και της 2ης συνάρτησης. Το μέγεθος του </text:span><text:span text:style-name="T12">πίνακα μπορεί να μεγαλώσει ανα Query αν χρειαστεί, </text:span><text:span text:style-name="T16">το νέο μέγεθος θα διατηρηθεί στην υπόλοιπη διάρκεια της εκτέλεσης εφόσον δεν υπάρξει </text:span><text:span text:style-name="T17">ανάγκη</text:span><text:span text:style-name="T16"> για μεγαλύτερο πίνακα</text:span><text:span text:style-name="T12">. Η εφαρμογή προβλέπει ότι το αποτέλεσμα από ένα Query θα είναι περίπου το 70% από το μέγεθος του Query ή μικρότερο. Έτσι </text:span><text:span text:style-name="T11">έχοντας ένα κατώφλι πιθανότητας 0.00</text:span><text:span text:style-name="T16">0</text:span><text:span text:style-name="T11">01% </text:span><text:span text:style-name="T12">μπορούμε να ρυθμίσουμε το μέγεθος του πίνακα ώστε να αποφευχθούν τα false positives.</text:span></text:p>
      <text:p text:style-name="P17"><text:span text:style-name="T12"><text:tab/></text:span><text:span text:style-name="T16">Σε ότι αφορά τον πολυνηματισμό, αρχικά, δημιουργούνται </text:span><text:span text:style-name="T15">n</text:span><text:span text:style-name="T16"> bloom filters, όπου </text:span><text:span text:style-name="T15">n</text:span><text:span text:style-name="T16"> ο αριθμός των worker threads, μέσω της δομής BFStorage. Κάθε φορά που ένα worker thread εκτελεί ένα query η BFStorage αναθέτει ένα Bloom Filter στο συγκεκριμένο thread. Το Bloom Filter ενδέχεται να μεγαλώσει ώστε να προσαρμοστεί στις απαιτήσεις του ερωτήματος. Όταν εκτελεστεί το ερώτημα επιστρέφεται το Bloom Filter στη δομή </text:span><text:soft-page-break/><text:span text:style-name="T16">BFStorage και γίνεται διαθέσιμο για επόμενη χρήση. Όταν τελείωσουν τα ερωτήματα από όλες τις ριπές η δομή BFStorage απελευθερώνει τη μνήμη για τα </text:span><text:span text:style-name="T15">n</text:span><text:span text:style-name="T16"> Bloom Filters.</text:span></text:p>
      <text:h text:style-name="P31" text:outline-level="2"><text:bookmark-start text:name="__RefHeading___Toc128_1685980994"/><text:span text:style-name="T16">L</text:span><text:span text:style-name="T1">inear Hashing</text:span><text:bookmark-end text:name="__RefHeading___Toc128_1685980994"/></text:h>
      <text:p text:style-name="P21"/>
      <text:p text:style-name="P11"><text:span text:style-name="T1"><text:tab/>Στο πρώτο επίπεδο του trie (δηλαδή για τους απογόνους του root node) εφαρμόζεται Linear Hashing. Αρχικά το hash table αποτελείται απο 32 buckets τα οποία έχουν μέγεθος 8, </text:span><text:span text:style-name="T18">αργότερα η δομή προσαρμόζεται με βάση την είσοδό της. Οι κόμβοι είναι ταξινομημένοι εσωτερικά σε κάθε bucket και εφαρμόζεται δυαδική αναζήτηση για την εύρεση ενός από αυτούς. Κατά την διαγραφή ή μετακίνηση ενός κόμβου <text:s/>γίνεται αριστερή ολίσθηση των γειτονικών δεξιά κόμβων ώστε να καλυφθεί το κενό και να διατηρηθεί η ταξινόμηση. Αξίζει να σημειώθει οτι δεν χρησιμοποιείται load factor. Σαν συνάρτηση κατακερματισμού χρησιμοποιείται η murmur3 με το </text:span><text:span text:style-name="T19">remainder</text:span><text:span text:style-name="T18"> operator (%) για να προσαρμοστεί στον τρέχοντα γύρο. </text:span><text:span text:style-name="T19">Μια σημαντική βελτιστοποίηση που δέχθηκε αυτή η δομή ήταν η χρήση της δεξιάς ολίσθησης (&lt;&lt;) έναντι της ύψωσης σε δύναμη του 2 (συνάρτηση pow στο math.h) Βελτιστοποιήσεις αργότερα TODO</text:span></text:p>
      <text:p text:style-name="P22"/>
      <text:h text:style-name="P31" text:outline-level="2"><text:bookmark-start text:name="__RefHeading___Toc130_1685980994"/><text:span text:style-name="T19">T</text:span><text:span text:style-name="T1">op-k Ngrams</text:span><text:bookmark-end text:name="__RefHeading___Toc130_1685980994"/></text:h>
      <text:p text:style-name="P21"/>
      <text:p text:style-name="P18"><text:span text:style-name="T1"><text:tab/>Η λειτουργικότητα για αυτό το μέρος της εφαρμογής είναι υλοποιημένη στο ngramcounter.c/.h. Αρχικά τα αποτελέσματα από κάθε query είσαγονται σε ένα στατικό hash table μεγέθους </text:span><text:span text:style-name="T4">3</text:span><text:span text:style-name="T1">999</text:span><text:span text:style-name="T20">9</text:span><text:span text:style-name="T1"> μαζί με ένα μετρητή που μετράει πόσες φορές εμφανίζεται το αποτέλεσμα στη ριπή. Όταν πάει να εισαχθεί ένα ngram που υπάρχει ήδη τότε απλά αυξάνεται ο μετρητής του. Όταν τελειώσει η ριπή τα ζευγάρια ngram και counter αντιγράφονται σε ένα πίνακα. Στη συνέχεια καλείται η quickselec</text:span><text:span text:style-name="T20">t</text:span><text:span text:style-name="T1">, η οποία έχει μέση πολυπλοκότητα </text:span><text:span text:style-name="T13">O(n)</text:span><text:span text:style-name="T1"> και βρίσκει τη θέση που θα υπάρχει το k-οστό στοιχείο και ταξινομεί εν μέρει τον πίνακα. Τέλος, καλείται η quicksort η οποία ταξινομεί τον πίνακα από την πρώτη θέση μέχρι τη θέση </text:span><text:span text:style-name="T13">k</text:span><text:span text:style-name="T1"> με μέση πολυπλοκότητα </text:span><text:span text:style-name="T13">O(klogk)</text:span><text:span text:style-name="T1"> και τυπώνονται τα αποτελέσματα της ριπής με φθίνουσα σειρά. Μόλις τελειώσει η εκτύπωση διαγράφεται ο πίνακας και τα δεδομένα από το στατικό hash table ώστε να είναι έτοιμο για την επόμενη ριπή. Έτσι, με αυτή τη δομή επιτυγχάνεται μέση πολυπλοκότητα </text:span><text:span text:style-name="T13">O(n)</text:span><text:span text:style-name="T1"> όταν το </text:span><text:span text:style-name="T13">n</text:span><text:span text:style-name="T1"> είναι αρκετά μεγαλύτερο από το </text:span><text:span text:style-name="T13">k </text:span><text:span text:style-name="T1">και </text:span><text:span text:style-name="T13">O(klogk)</text:span><text:span text:style-name="T1"> όταν το </text:span><text:span text:style-name="T13">k </text:span><text:span text:style-name="T1">είναι ίδιας τάξης με το </text:span><text:span text:style-name="T13">n.</text:span></text:p>
      <text:h text:style-name="P31" text:outline-level="2"><text:bookmark-start text:name="__RefHeading___Toc132_1685980994"/>Πολυνηματισμός<text:bookmark-end text:name="__RefHeading___Toc132_1685980994"/></text:h>
      <text:h text:style-name="P31" text:outline-level="2"><text:bookmark-start text:name="__RefHeading___Toc134_1685980994"/>Static/compress<text:bookmark-end text:name="__RefHeading___Toc134_1685980994"/></text:h>
      <text:p text:style-name="P26">Όταν <text:span text:style-name="T25">η εφαρμογή λειτουργεί σε static mode πρέπει να συμπιέσει τους κόμβους με έναν μόνο απόγονο. Για να πραγματοποιηθεί αυτό, καλλείται η συνάρτηση compress_trie όταν τελειώσει η αρχικοποίηση. Αρχικά προσπελαύνει το trie κατά βάθος και σε πρώτη φάση </text:span><text:soft-page-break/><text:span text:style-name="T25">ελέγχει αν έχουν έναν απόγονο μετρώντας το πλήθος αυτών των κόμβων και τελικά τους συγχωνεύει σε έναν. Οι λέξεις των συμπιεσμένων κόμβων αποθηκεύονται δυναμικά στον</text:span></text:p>
      <text:p text:style-name="P26"><text:span text:style-name="T25">ίδιο πίνακα διαδοχικά η μία μετά την άλλη. Για να γίνεται η προσπέλαση των συμπιεσμένων λέξεων χρησιμοποιείται ένας πίνακας μεγέθους όσο και το πλήθος των λέξεων που έχουν συμπιεστεί. Ο πίνακας αυτός διατηρεί το μήκος της κάθε λέξης και αν είναι τερματική ή όχι. Παρατηρήθηκε ότι η συμπίεση των κόμβων προσέφερε μεγάλη βελτίωση όχι μόνο στο χώρο, αλλά και στον χρόνο εκτέλεσης στα μεγάλα datasets.</text:span></text:p>
      <text:h text:style-name="P31" text:outline-level="2"><text:bookmark-start text:name="__RefHeading___Toc136_1685980994"/>QueryResults<text:bookmark-end text:name="__RefHeading___Toc136_1685980994"/></text:h>
      <text:p text:style-name="P8"/>
      <text:p text:style-name="P19"><text:span text:style-name="T21"><text:tab/>Η συγκεκριμένη δομή είναι υπεύθυνη για την προσωρινή αποθήκευση και εκτύπωση των αποτελεσμάτων στο εσωτερικό μιας ριπής. Αποτελείται από έναν πίνακα από οριζόντιες γραμμές στις οποίες αποθηκεύονται τα αποτελέσματα του κάθε ερωτήματος, </text:span><text:span text:style-name="T22">ένα ερώτημα ανά γραμμή.</text:span><text:span text:style-name="T21"> </text:span><text:span text:style-name="T23">Για παράδειγμα, μόλις το worker thread που έχει αναλάβει το πρώτο ερώτημα μίας ριπής τελείωσει, θα αποθηκεύσει τα αποτελέσματα στην πρώτη γραμμή αυτής της δομής. </text:span><text:span text:style-name="T22">Με αυτόν τον τρόπο εξασφαλίζεται η σωστή σειρά των αποτελεσμάτων.</text:span><text:span text:style-name="T23"> Όταν όλα τα ερωτήματα της ριπής έχουν απαντηθεί, θα ξυπνήσει το main thread για να τυπώσει τα αποτελέσματα και </text:span><text:span text:style-name="T22">να</text:span><text:span text:style-name="T23"> καθαρίσει τη δομή για την επόμενη ριπή. Το πλεονέκτημα αυτής της δομής είναι ότι υπάρχει ταυτόχρονη πρόσβαση στις γραμμές του πίνακα </text:span><text:span text:style-name="T24">και</text:span><text:span text:style-name="T23"> έτσι μπορούν πολλά worker threads να αποθηκεύουν τα αποτελέσματα τους ταυτόχρονα.</text:span></text:p>
      <text:p text:style-name="P23"/>
      <text:h text:style-name="P31" text:outline-level="2"><text:bookmark-start text:name="__RefHeading___Toc483_1989290954"/>Versioning<text:bookmark-end text:name="__RefHeading___Toc483_1989290954"/></text:h>
      <text:p text:style-name="P12"/>
      <text:p text:style-name="P9"><text:span text:style-name="T1"><text:tab/>Εξαιτίας του πολυνηματισμού, όταν η εφαρμογή λειτουργεί σε dynamic mode προέκυψε το πρόβλημα της ασύνεπειας σωστών αποτελεσμάτων, καθώς μεταξύ των Queries πραγματοποιούνται πράξεις Add και Delete. </text:span><text:span text:style-name="T2">Πιο συγκεκριμένα, πρώτα </text:span><text:span text:style-name="T3">εκ</text:span><text:span text:style-name="T4">τ</text:span><text:span text:style-name="T3">ελούνται</text:span><text:span text:style-name="T2"> οι πράξεις Add και Delete και τελευταία τα Queries. </text:span><text:span text:style-name="T1">Ο τρόπος με τον οποίο λύθηκε το πρόβλημα αυτό ήταν να εφαρμοστεί versioning στους κόμβους του trie. Αυτό πραγματοποίηθηκε προσθέτοντας 3 πεδία σε κάθε κόμβο τα οποία περιγράφουν σε ποιά “έκδοση”του trie αυτοί οι κόμβοι εισήχθησαν, διεγράφησαν και ετικετοποιήθηκαν σαν τερματικοί. Οι συναρτήσεις Insert και Delete είναι υπεύθυνες για την εκχώρηση αυτών των μεταβλητών με βάση την “έκδοση” στην οποία κλήθηκαν την προκειμένη στιγμή για ένα ngram. Στην περιπτώση όπου εκτελείται ένα Query, για την εύρεση των κόμβων που πρέπει να εκτυπωθούν, πρέπει να ισχύει η συνθήκη: NodeAppendVersion &lt;= QueryVersion &amp;&amp; NodeDeleteVersion &gt; <text:s/>QueryVersion. Για την περίπτωση όπου ένας κόμβος εισήχθη κατά την αρχικοποίηση του trie ο παραπάνω κανόνας δεν ισχύει, αφού το NodeDeleteVersion αρχικοποιείται σε -1 επομένως η συνθήκη θα μετατραπεί ως εξής: <text:s/>NodeAppendVersion &lt;= QueryVersion &amp;&amp; (NodeDeleteVersion &gt; <text:s/>QueryVersion || </text:span><text:soft-page-break/><text:span text:style-name="T1">NodeDeleteVersion == -1). Τέλος κρίθηκε αναγκαίο να υπάρχει γνώση σε ποια έκδοση ένας κόμβος ετικετοποιήθηκε σαν τερματικός. </text:span><text:span text:style-name="T5">Πιο συγκεκριμένα, στις</text:span><text:span text:style-name="T1"> περιπτώσεις όπου </text:span><text:span text:style-name="T5">γίνονται δυο Append τα οποία έχουν ανάμεσά τους ένα Query, </text:span><text:span text:style-name="T1">υπάρχει περίπτωση κατ</text:span><text:span text:style-name="T5">ά</text:span><text:span text:style-name="T1"> την εκτέλεσ</text:span><text:span text:style-name="T5">ή</text:span><text:span text:style-name="T1"> του να προκύψουν λανθασμένα αποτελέσματα. </text:span><text:span text:style-name="T5">Για παράδειγμα:</text:span></text:p>
      <text:list xml:id="list8817625457104766203" text:style-name="L1">
        <text:list-item>
          <text:p text:style-name="P27"><text:span text:style-name="T2">A</text:span><text:span text:style-name="T1"> the dog is brown (“</text:span><text:span text:style-name="T2">brown” τελική κατάσταση)</text:span></text:p>
        </text:list-item>
        <text:list-item>
          <text:p text:style-name="P24">Q the dog is brown and big (Λανθασμένη εκτύπωση “the dog” και “the dog is brown”)</text:p>
        </text:list-item>
        <text:list-item>
          <text:p text:style-name="P28"><text:span text:style-name="T1">A the dog </text:span><text:span text:style-name="T5">(“</text:span><text:span text:style-name="T1">brown” “dog” τελικές καταστάσείς)</text:span></text:p>
        </text:list-item>
      </text:list>
      <text:p text:style-name="P10"><text:span text:style-name="T4">Ε</text:span><text:span text:style-name="T1">άν η συνάρτηση Query δεν λάβει υπόψιν την version στην οποία ετικετοποιήθηκε η λέξη “dog”,θα τύπωθούν λάθος αποτελέσματα.</text:span></text:p>
      <text:p text:style-name="P25"/>
      <text:p text:style-name="P5"/>
      <text:p text:style-name="P16"><text:span text:style-name="T8"><text:tab/></text:span><text:span text:style-name="T1">Επιπρόσθετα, οι απόγονοι του κάθε κόμβου αποθηκεύονται ταξινομημένοι και εφαρμόζεται δυαδική αναζήτηση για την εύρεση ενός απογόνο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loext:graphic-properties draw:fill-image-width="0in" draw:fill-image-height="0in"/>
      <style:paragraph-properties fo:margin-left="0in" fo:margin-right="0in" fo:text-indent="0in" style:auto-text-indent="false" text:number-lines="false" text:line-number="0">
        <style:tab-stops/>
      </style:paragraph-properties>
      <style:text-properties style:font-name="Arial" fo:font-family="Arial" style:font-style-name="Bold" style:font-family-generic="swiss" style:font-pitch="variable" fo:font-size="24pt" fo:font-weight="bold" fo:background-color="transparent"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20pt" fo:font-weight="normal" style:font-size-asian="20pt" style:font-weight-asian="normal" style:font-size-complex="20pt"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5:16:19.471474655</meta:creation-date>
    <dc:date>2018-01-06T02:17:37.221499253</dc:date>
    <meta:editing-duration>PT1H39M42S</meta:editing-duration>
    <meta:editing-cycles>17</meta:editing-cycles>
    <meta:generator>LibreOffice/5.1.6.2$Linux_X86_64 LibreOffice_project/10m0$Build-2</meta:generator>
    <meta:document-statistic meta:table-count="0" meta:image-count="0" meta:object-count="2" meta:page-count="6" meta:paragraph-count="39" meta:word-count="1264" meta:character-count="8296" meta:non-whitespace-character-count="7056"/>
  </office:meta>
</office:document-meta>
</file>

<file path=Object 1/content.xml><?xml version="1.0" encoding="utf-8"?>
<math xmlns="http://www.w3.org/1998/Math/MathML" display="block">
  <semantics>
    <mrow>
      <mi>p</mi>
      <mo stretchy="false">=</mo>
      <msup>
        <mrow>
          <mo fence="true" stretchy="true">(</mo>
          <mrow>
            <mrow>
              <mn>1</mn>
              <mo stretchy="false">−</mo>
              <msup>
                <mi mathvariant="normal">e</mi>
                <mrow>
                  <mrow>
                    <mo stretchy="false">−</mo>
                    <mrow>
                      <mo fence="true" stretchy="false">(</mo>
                      <mrow>
                        <mrow>
                          <mfrac>
                            <mi>m</mi>
                            <mi>n</mi>
                          </mfrac>
                          <mi>ln</mi>
                          <mn>2</mn>
                        </mrow>
                      </mrow>
                      <mo fence="true" stretchy="false">)</mo>
                    </mrow>
                  </mrow>
                  <mfrac>
                    <mi>n</mi>
                    <mi>m</mi>
                  </mfrac>
                </mrow>
              </msup>
            </mrow>
          </mrow>
          <mo fence="true" stretchy="true">)</mo>
        </mrow>
        <mrow>
          <mfrac>
            <mi>m</mi>
            <mi>n</mi>
          </mfrac>
          <mi>ln</mi>
          <mn>2</mn>
        </mrow>
      </msup>
    </mrow>
    <annotation encoding="StarMath 5.0">p = left ( 1 - func e^{-( {m} over {n}  ln2) {n} over {m} }right)^ {{m} over {n}  ln2}</annotation>
  </semantics>
</math>
</file>

<file path=Object 2/content.xml><?xml version="1.0" encoding="utf-8"?>
<math xmlns="http://www.w3.org/1998/Math/MathML" display="block">
  <semantics>
    <mrow>
      <mi>m</mi>
      <mo stretchy="false">=</mo>
      <mrow>
        <mo stretchy="false">−</mo>
        <mfrac>
          <mrow>
            <mi>n</mi>
            <mi mathvariant="italic">lnp</mi>
          </mrow>
          <msup>
            <mrow>
              <mo fence="true" stretchy="false">(</mo>
              <mrow>
                <mrow>
                  <mi>ln</mi>
                  <mn>2</mn>
                </mrow>
              </mrow>
              <mo fence="true" stretchy="false">)</mo>
            </mrow>
            <mn>2</mn>
          </msup>
        </mfrac>
      </mrow>
    </mrow>
    <annotation encoding="StarMath 5.0">m = -{{n lnp } over { (ln2)^2 }} </annotation>
  </semantics>
</math>
</file>